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" table:style-name="ta1">
        <table:shapes>
          <draw:frame draw:z-index="0" draw:style-name="gr1" draw:text-style-name="P1" svg:width="159.99mm" svg:height="89.99mm" svg:x="40.01mm" svg:y="33.14mm">
            <loext:p draw:notify-on-update-of-ranges="times.A1:times.A16 times.B1:times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7.33mm" svg:y="9.77mm">
            <loext:p draw:notify-on-update-of-ranges="times.A1:times.A16 times.C1:times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.37" calcext:value-type="float">
            <text:p>20.37</text:p>
          </table:table-cell>
          <table:table-cell table:formula="of:=20.4/[.B1]" office:value-type="float" office:value="1.00147275405007" calcext:value-type="float">
            <text:p>1.001472754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9.53" calcext:value-type="float">
            <text:p>19.53</text:p>
          </table:table-cell>
          <table:table-cell table:formula="of:=20.4/[.B2]" office:value-type="float" office:value="1.04454685099846" calcext:value-type="float">
            <text:p>1.0445468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.51" calcext:value-type="float">
            <text:p>19.51</text:p>
          </table:table-cell>
          <table:table-cell table:formula="of:=20.4/[.B3]" office:value-type="float" office:value="1.0456176319836" calcext:value-type="float">
            <text:p>1.0456176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0.25" calcext:value-type="float">
            <text:p>20.25</text:p>
          </table:table-cell>
          <table:table-cell table:formula="of:=20.4/[.B4]" office:value-type="float" office:value="1.00740740740741" calcext:value-type="float">
            <text:p>1.00740740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0.63" calcext:value-type="float">
            <text:p>20.63</text:p>
          </table:table-cell>
          <table:table-cell table:formula="of:=20.4/[.B5]" office:value-type="float" office:value="0.988851187590887" calcext:value-type="float">
            <text:p>0.988851187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8.81" calcext:value-type="float">
            <text:p>18.81</text:p>
          </table:table-cell>
          <table:table-cell table:formula="of:=20.4/[.B6]" office:value-type="float" office:value="1.08452950558214" calcext:value-type="float">
            <text:p>1.084529505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.51" calcext:value-type="float">
            <text:p>17.51</text:p>
          </table:table-cell>
          <table:table-cell table:formula="of:=20.4/[.B7]" office:value-type="float" office:value="1.16504854368932" calcext:value-type="float">
            <text:p>1.165048543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8.6" calcext:value-type="float">
            <text:p>18.6</text:p>
          </table:table-cell>
          <table:table-cell table:formula="of:=20.4/[.B8]" office:value-type="float" office:value="1.09677419354839" calcext:value-type="float">
            <text:p>1.096774193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.13" calcext:value-type="float">
            <text:p>17.13</text:p>
          </table:table-cell>
          <table:table-cell table:formula="of:=20.4/[.B9]" office:value-type="float" office:value="1.19089316987741" calcext:value-type="float">
            <text:p>1.190893169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.95" calcext:value-type="float">
            <text:p>16.95</text:p>
          </table:table-cell>
          <table:table-cell table:formula="of:=20.4/[.B10]" office:value-type="float" office:value="1.20353982300885" calcext:value-type="float">
            <text:p>1.2035398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.98" calcext:value-type="float">
            <text:p>16.98</text:p>
          </table:table-cell>
          <table:table-cell table:formula="of:=20.4/[.B11]" office:value-type="float" office:value="1.20141342756184" calcext:value-type="float">
            <text:p>1.201413427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.37" calcext:value-type="float">
            <text:p>17.37</text:p>
          </table:table-cell>
          <table:table-cell table:formula="of:=20.4/[.B12]" office:value-type="float" office:value="1.17443868739206" calcext:value-type="float">
            <text:p>1.174438687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.53" calcext:value-type="float">
            <text:p>15.53</text:p>
          </table:table-cell>
          <table:table-cell table:formula="of:=20.4/[.B13]" office:value-type="float" office:value="1.31358660656793" calcext:value-type="float">
            <text:p>1.313586606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4.89" calcext:value-type="float">
            <text:p>14.89</text:p>
          </table:table-cell>
          <table:table-cell table:formula="of:=20.4/[.B14]" office:value-type="float" office:value="1.37004701141706" calcext:value-type="float">
            <text:p>1.37004701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.43" calcext:value-type="float">
            <text:p>15.43</text:p>
          </table:table-cell>
          <table:table-cell table:formula="of:=20.4/[.B15]" office:value-type="float" office:value="1.32209980557356" calcext:value-type="float">
            <text:p>1.322099805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6.01" calcext:value-type="float">
            <text:p>16.01</text:p>
          </table:table-cell>
          <table:table-cell table:formula="of:=20.4/[.B16]" office:value-type="float" office:value="1.27420362273579" calcext:value-type="float">
            <text:p>1.2742036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21:34:10.623391408</dc:date>
    <meta:editing-duration>PT1M52S</meta:editing-duration>
    <meta:editing-cycles>1</meta:editing-cycles>
    <meta:document-statistic meta:table-count="1" meta:cell-count="48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times.A1:times.B16" svg:x="0.32cm" svg:y="0.18cm" svg:width="12.508cm" svg:height="8.64cm">
          <chartooo:coordinate-region svg:x="0.941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s.B1:times.B16" chart:class="chart:scatter">
            <chart:domain table:cell-range-address="times.A1:times.A16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times.A1:times.A16</svg:desc>
                </draw:g>
              </table:table-cell>
              <table:table-cell office:value-type="float" office:value="20.37">
                <text:p>20.37</text:p>
                <draw:g>
                  <svg:desc>times.B1:times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16.01">
                <text:p>16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times.A1:times.A16 times.C1:times.C16" svg:x="0.32cm" svg:y="0.18cm" svg:width="12.508cm" svg:height="8.64cm">
          <chartooo:coordinate-region svg:x="1.047cm" svg:y="0.379cm" svg:width="11.68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s.C1:times.C16" chart:class="chart:scatter">
            <chart:domain table:cell-range-address="times.A1:times.A16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times.A1:times.A16</svg:desc>
                </draw:g>
              </table:table-cell>
              <table:table-cell office:value-type="float" office:value="1.00147275405007">
                <text:p>1.00147275405007</text:p>
                <draw:g>
                  <svg:desc>times.C1:times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04454685099846">
                <text:p>1.04454685099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.0456176319836">
                <text:p>1.0456176319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1.00740740740741">
                <text:p>1.00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88851187590887">
                <text:p>0.988851187590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1.08452950558214">
                <text:p>1.08452950558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16504854368932">
                <text:p>1.1650485436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1.09677419354839">
                <text:p>1.09677419354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1.19089316987741">
                <text:p>1.19089316987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1.20353982300885">
                <text:p>1.20353982300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1.20141342756184">
                <text:p>1.20141342756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1.17443868739206">
                <text:p>1.17443868739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1.31358660656793">
                <text:p>1.31358660656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1.37004701141706">
                <text:p>1.37004701141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.32209980557356">
                <text:p>1.32209980557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1.27420362273579">
                <text:p>1.27420362273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